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language="pt" fo:country="PT" officeooo:paragraph-rsid="001a9699"/>
    </style:style>
    <style:style style:name="P2" style:family="paragraph" style:parent-style-name="Standard">
      <style:text-properties fo:language="pt" fo:country="PT" officeooo:paragraph-rsid="001dce01"/>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officeooo:paragraph-rsid="001a9699" style:font-style-asian="italic" style:font-style-complex="italic"/>
    </style:style>
    <style:style style:name="P5" style:family="paragraph" style:parent-style-name="Standard">
      <style:text-properties officeooo:paragraph-rsid="001a9699"/>
    </style:style>
    <style:style style:name="P6" style:family="paragraph" style:parent-style-name="Standard">
      <style:text-properties officeooo:paragraph-rsid="0019e9a3"/>
    </style:style>
    <style:style style:name="P7" style:family="paragraph" style:parent-style-name="Standard">
      <style:text-properties fo:font-size="12pt" officeooo:paragraph-rsid="0019e9a3" style:font-size-asian="10.5pt" style:font-size-complex="12pt"/>
    </style:style>
    <style:style style:name="P8" style:family="paragraph">
      <style:text-properties fo:language="pt" fo:country="PT"/>
    </style:style>
    <style:style style:name="P9" style:family="paragraph" style:parent-style-name="Standard">
      <style:paragraph-properties fo:padding="0.0291in" fo:border-left="none" fo:border-right="none" fo:border-top="none" fo:border-bottom="0.99pt solid #000000" style:join-border="false"/>
    </style:style>
    <style:style style:name="P10" style:family="paragraph" style:parent-style-name="Standard">
      <style:paragraph-properties fo:padding="0.0291in" fo:border-left="none" fo:border-right="none" fo:border-top="none" fo:border-bottom="0.99pt solid #000000" style:join-border="false"/>
      <style:text-properties officeooo:paragraph-rsid="001a9699"/>
    </style:style>
    <style:style style:name="P11" style:family="paragraph">
      <style:text-properties officeooo:paragraph-rsid="001a9699"/>
    </style:style>
    <style:style style:name="P12" style:family="paragraph">
      <style:text-properties officeooo:paragraph-rsid="001dce01"/>
    </style:style>
    <style:style style:name="T1" style:family="text">
      <style:text-properties fo:language="pt" fo:country="PT"/>
    </style:style>
    <style:style style:name="T2" style:family="text">
      <style:text-properties fo:font-weight="bold" style:font-weight-asian="bold" style:font-weight-complex="bold"/>
    </style:style>
    <style:style style:name="T3" style:family="text">
      <style:text-properties fo:font-weight="bold" officeooo:rsid="0019e9a3" style:font-weight-asian="bold" style:font-weight-complex="bold"/>
    </style:style>
    <style:style style:name="T4" style:family="text">
      <style:text-properties fo:font-size="14pt" officeooo:rsid="0019e9a3" style:font-size-asian="12.25pt" style:font-size-complex="14pt"/>
    </style:style>
    <style:style style:name="T5" style:family="text">
      <style:text-properties fo:font-size="14pt" fo:font-weight="bold" officeooo:rsid="0019e9a3" style:font-size-asian="12.25pt" style:font-weight-asian="bold" style:font-size-complex="14pt" style:font-weight-complex="bold"/>
    </style:style>
    <style:style style:name="T6" style:family="text">
      <style:text-properties officeooo:rsid="001c81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4">Trechos traduzidos do livro </text:span><text:span text:style-name="T5">Java Application Architecture: Modularity Patterns with Examples Using OSGi</text:span></text:p>
      <text:p text:style-name="P7"><text:span text:style-name="T3"/></text:p>
      <text:p text:style-name="P10"/>
      <text:p text:style-name="P5"/>
      <text:p text:style-name="P4"/>
      <text:p text:style-name="P3">6.2.3. Another Dimension</text:p>
      <text:p text:style-name="P3"/>
      <text:p text:style-name="P3">Another relevant dimension ties in nicely (in a rather subtle way) with the first dimension that's illustrated in the bottom right o Figure 6. It has to do with the way we traditionally layer our software. Illustrates the typical architectural layers commonly found in many systems. Generally, as we move down the layered hierarchy, entities become finer-grained.</text:p>
      <text:p text:style-name="P3"/>
      <text:p text:style-name="P3">Although this isn't absolute and it depends on your architectural principles and style, entities in higher-level layers tend to be more coarse-grained than entities in lower-level layers because they are an amalgamation of their own behavior and the behavior of entities in the lower-level layers.</text:p>
      <text:p text:style-name="P3"/>
      <text:p text:style-name="P3">Armed with this information, we can determine the right level of granularity for the save method as long as we understand in which layer the code containing the save method lives. If it's in the data acces layer and we place architectural constraints on business rules living in the data access layer, then we shouldn't have any validation code that lives in the data access layer. If the save mehod lives in a class in the domain layer, however, it may be suitable for the save method to contain validation code in the domain layer and invoke another mathod in the data access layer that actually performs the save operation.</text:p>
      <text:p text:style-name="Standard"/>
      <text:p><text:bookmark text:name="result_box1"/>6.2.3. Outra Dimensão</text:p>
      <text:p/>
      <text:p>Outra dimensão laços relevantes em bem (em uma maneira bastante sutil), com a primeira dimensão que está ilustrado na parte inferior o direito Figura 6. Tem a ver com a maneira que nós tradicionalmente camada nosso software. Ilustra as camadas arquitetônicas típicas comumente encontrados em muitos sistemas. Geralmente, à medida que caminhamos para baixo na hierarquia em camadas, entidades se tornar mais refinado.</text:p>
      <text:p/>
      <text:p>Embora este não é absoluta e que depende de seus princípios arquitetônicos e estilo, entidades em camadas de nível mais elevado tendem a ser mais de granulação grossa do que as entidades em camadas de nível inferior, porque eles são uma amálgama de seu próprio comportamento eo comportamento de entidades nas camadas de nível inferior.</text:p>
      <text:p/>
      <text:p text:style-name="Standard"><text:span text:style-name="T1">Armado com esta informação, podemos determinar o nível adequado de granularidade para o método de salvar, enquanto nós entender em qual camada do código que contém o método de salvar vidas. Se é na camada de dados acces e colocamos restrições arquiteturais sobre regras de negócio que vivem na camada de acesso a dados, então não devemos ter qualquer código de validação que vive na camada de acesso a dados. Se a salvar vidas mehod em uma classe na camada de domínio, no entanto, pode ser apropriado para o método salvar para conter código de validação na camada de domínio e chamar outro mathod na camada de acesso a dados que realmente executa a operação de salvamento.</text:span></text:p>
      <text:p text:style-name="Standard"/>
      <text:p text:style-name="P9"/>
      <text:p text:style-name="Standard"/>
      <text:p text:style-name="Standard"/>
      <text:p text:style-name="Standard"/>
      <text:p text:style-name="P3"/>
      <text:p text:style-name="P3"><text:soft-page-break/>5.2.1 Granularity</text:p>
      <text:p text:style-name="P3"/>
      <text:p text:style-name="P3">Granularity is the extent to which a system is broken down into parts. Coarse-grained modules tend to be richer in behavior than fine-grained <text:s/>modules. Because coarse-grained modules do more, <text:s/>they tend to be larger than fine-grained modules. To maximize reuse, we try composing coarse-grained modules form fine-grained modules. Of course, this results in a lot of dependencies between the fine-grained modules, making the fine-grained modules more difficult to use. In general, we can say the following:</text:p>
      <text:p text:style-name="P3"/>
      <text:p text:style-name="P3">Coarse-grained modules are easier to use, but fine-grained modulares are more reusable.</text:p>
      <text:p text:style-name="Standard"/>
      <text:p><text:bookmark text:name="result_box"/>5.2.1. Granularidade</text:p>
      <text:p/>
      <text:p>A granularidade é a medida em que um sistema é dividido em partes. Módulos de granulação grossa tendem a ser mais rico no comportamento do que os módulos de granulação fina. Como os módulos de granulação grossa fazer mais, eles tendem a ser maiores do que os módulos de granulação fina. Para maximizar a reutilização, tentamos compor módulos de granulação grossa formar módulos refinadas. Claro, isso resulta em uma grande quantidade de dependências entre os módulos de granulação fina, tornando os módulos refinadas mais difícil de usar. Em geral, podemos dizer o seguinte:</text:p>
      <text:p/>
      <text:p>Módulos de granulação grossa são mais fáceis de usar, mas modulares refinadas são mais reutilizáveis.</text:p>
      <text:p text:style-name="P5"/>
      <text:p text:style-name="P10"/>
      <text:p text:style-name="P5"/>
      <text:p text:style-name="P5"/>
      <text:p text:style-name="P3">5.5. Modular Desing</text:p>
      <text:p text:style-name="P3"/>
      <text:p text:style-name="P3">Large software systems are inherently more complex to develop and maintain than smaller systems. In addition to increasing reuse, breaking a large system into modules makes the system easier to understand. By understanding the behaviors contained within a module and the dependencies that exist between modules, it's easier to identify and assess the ramifications de change.</text:p>
      <text:p text:style-name="P3"/>
      <text:p text:style-name="P3">For instance, software modules with few incoming dependencies are easier to change than software modules with many incoming dependencies. Likewise, software modules with few outgoing dependencies are much easier to reuse than software modules with many outgoing dependencies. This tension surrounding module weight and granularity is an important factor to consider when designing software modules.</text:p>
      <text:p text:style-name="P3"/>
      <text:p text:style-name="P3">Today, frameworks like OSGi aid in designing modular software systems. Although these frameworks can enforce runtime modularity, they cannot guarantee that we've modularized the system correctly. Correct modularization of any software system is contextual and temporal. It depends on the project, and the natural shifts that occur throughout the project impact modularity. As show in Figure 5.2, the modularity patterns help address the design paradigm surrounding modularity and provide balance in dealing with the tension between use and reuse.</text:p>
      <text:p text:style-name="P3"/>
      <text:p text:style-name="P1"><text:bookmark text:name="result_box2"/>5.5. Desing Modular</text:p>
      <text:p text:style-name="P1"/>
      <text:p text:style-name="P1">Grandes sistemas de software são inerentemente mais complexo para desenvolver e manter do que os sistemas menores. Além de aumentar a reutilização, a quebra de um grande sistema em módulos torna o sistema mais fácil de entender. Ao compreender os comportamentos contidas dentro de um <text:soft-page-break/>módulo e as dependências que existem entre os módulos, é mais fácil de identificar e avaliar as ramificações de mudança.</text:p>
      <text:p text:style-name="P1"/>
      <text:p text:style-name="P1">Por exemplo, os módulos de software com poucas dependências de entrada são mais fáceis de mudar do que módulos de software com muitas dependências entrantes. Da mesma forma, os módulos de software com poucas dependências de saída são muito mais fáceis de reutilizar do que módulos de software com muitas dependências de saída. Esta tensão em torno do peso do módulo e granularidade é um fator importante a considerar ao projetar módulos de software.</text:p>
      <text:p text:style-name="P1"/>
      <text:p text:style-name="P5"><text:span text:style-name="T1">Hoje, frameworks como auxílio OSGi na concepção de sistemas modulares de software. Embora estas estruturas podem impor runtime modularidade, eles não podem garantir que temos o sistema modularizado corretamente. Modularização correta de qualquer sistema de software é contextual e temporal. Depende do projeto, e as mudanças naturais que ocorrem em toda a modularidade impacto do projeto. Como mostra a Figura 5.2, os padrões de modularidade ajudar a abordar o paradigma do projeto circundante modularidade e proporcionar o equilíbrio para lidar com a tensão entre o uso e reutilização.</text:span></text:p>
      <text:p text:style-name="P5"/>
      <text:p text:style-name="P10"/>
      <text:p text:style-name="P5"/>
      <text:p text:style-name="P5"/>
      <text:p text:style-name="P3">4.6.1. Illustrating the Benefit</text:p>
      <text:p text:style-name="P3"/>
      <text:p text:style-name="P3"><text:span text:style-name="T6">Figure 4.6 i</text:span>llustrates the benefit of modularity. The top-left quadrants shows a sample system with a relatively complex class structure. When change occurs within a single class, shown circled in the bottom-left quadrant, understanding the impact of change is difficult. It appears possible that it can propagate to any class dependent on the circled class. Assessing the impact of changes requires that we analyze the complete class structure. The ripple effect appears significant, and change instills fear.</text:p>
      <text:p text:style-name="P3"/>
      <text:p text:style-name="P3">But, if the system is modular with classes allocated to their appropriate modules, as shown in the bottom-right quadrant, then understanding the impact of change can be isolated to a discrete set of modules. This makes it much easier to identify which modules contain classes that might also change, as shown in the top-right quadrant. Change isolated to classes within modules that are dependent on the module containing the class that is changing.</text:p>
      <text:p text:style-name="P3"/>
      <text:p text:style-name="P3"/>
      <text:p text:style-name="P2"><text:bookmark text:name="result_box3"/>4.6.1. Ilustrando o Benefício</text:p>
      <text:p text:style-name="P2"/>
      <text:p text:style-name="P2">A Figura 4.6 ilustra o beneficio da modularidade. Os quadrantes superior esquerdo mostra um sistema de amostra com uma estrutura de classe relativamente complexa. Quando a mudança ocorre dentro de uma única classe, aparece circulado no quadrante inferior esquerdo, a compreensão do impacto da mudança é difícil. Parece possível que possa propagar a qualquer classe dependente da classe circulada. Avaliação do impacto das alterações exige que analisamos a estrutura de classe completa. O efeito cascata parece significativo, e mudança instila medo.</text:p>
      <text:p text:style-name="P2"/>
      <text:p><text:span text:style-name="T1">Mas, se o sistema é modular, com as classes atribuídas aos seus respectivos módulos, como se mostra no quadrante inferior direito, em seguida, a compreensão do impacto das alterações podem ser isolados a um conjunto discreto de módulos. Isso torna muito mais fácil de identificar os módulos que contêm as classes que também pode mudar, como mostrado no quadrante superior direito. Mudar isolado para classes dentro de módulos que são dependentes do módulo que contém a classe que está mudan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pe Prado</meta:initial-creator>
    <meta:creation-date>2015-06-21T21:59:33.062183102</meta:creation-date>
    <meta:generator>LibreOffice/4.3.3.2$Linux_X86_64 LibreOffice_project/430m0$Build-2</meta:generator>
    <dc:date>2015-06-21T22:19:02.433089615</dc:date>
    <dc:creator>Felipe Prado</dc:creator>
    <meta:editing-duration>PT19M22S</meta:editing-duration>
    <meta:editing-cycles>13</meta:editing-cycles>
    <meta:document-statistic meta:table-count="0" meta:image-count="0" meta:object-count="0" meta:page-count="3" meta:paragraph-count="29" meta:word-count="1408" meta:character-count="9016" meta:non-whitespace-character-count="7635"/>
  </office:meta>
</office:document-meta>
</file>